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 fo:margin-bottom="0.2222in" style:line-height-at-least="0.3556in"/>
      <style:text-properties style:font-name="Helvetica Neue" fo:font-size="16.0pt" fo:color="#262626"/>
    </style:style>
    <style:style style:name="P2" style:family="paragraph" style:parent-style-name="Standard">
      <style:paragraph-properties fo:margin-left="0.5000in" fo:text-indent="-0.5000in" style:line-height-at-least="0.3556in">
        <style:tab-stops>
          <style:tab-stop style:position="0.1528in"/>
          <style:tab-stop style:position="0.5000in"/>
        </style:tab-stops>
      </style:paragraph-properties>
      <style:text-properties style:font-name="Helvetica Neue" fo:font-size="16.0pt" fo:color="#262626"/>
    </style:style>
    <style:style style:name="P3" style:family="paragraph" style:parent-style-name="Standard">
      <style:paragraph-properties style:line-height-at-least="0.3556in">
        <style:tab-stops>
          <style:tab-stop style:position="0.5000in"/>
        </style:tab-stops>
      </style:paragraph-properties>
      <style:text-properties style:font-name="Helvetica Neue" fo:font-size="16.0pt" fo:color="#262626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ypical Puzzle Game with Tiles</text:span></text:p>
      <text:p text:style-name="P1"><text:span text:style-name="T1">The puzzle consists of tiles of images and one empty tile. The player plays the game by selecting/pressing on tiles that are adjacent to the empty tile, which moves the tile into the empty space leaving the tiles original space empty.</text:span></text:p>
      <text:p text:style-name="P1"><text:span text:style-name="T1">Features:</text:span></text:p>
      <text:list text:style-name="L1">
        <text:list-item>
          <text:p text:style-name="P2"><text:span text:style-name="T1">Score tracking, which increments each time the user presses on a tile and displays this information to the player.</text:span></text:p>
        </text:list-item>
        <text:list-item>
          <text:p text:style-name="P2"><text:span text:style-name="T1">Starting a new game after the player presses on the “New Game” button with randomized puzzle tiles.</text:span></text:p>
        </text:list-item>
        <text:list-item>
          <text:p text:style-name="P2"><text:span text:style-name="T1">Victory Status of Player is displayed alongside his/her final score.</text:span></text:p>
        </text:list-item>
      </text:list>
      <text:p text:style-name="P3"><text:span text:style-name="T1"/></text:p>
      <text:p text:style-name="P3"><text:span text:style-name="T1">All 3 bells and whistles have been solved:</text:span></text:p>
      <text:list text:style-name="L1">
        <text:list-item>
          <text:p text:style-name="P2"><text:span text:style-name="T1">Player's previously moved tile remains highlighted in black outline</text:span></text:p>
        </text:list-item>
        <text:list-item>
          <text:p text:style-name="P2"><text:span text:style-name="T1">The “change image” button on top can be used to launch a dialog and change the game image from a collection of random images.</text:span></text:p>
        </text:list-item>
        <text:list-item>
          <text:p text:style-name="P2"><text:span text:style-name="T1">The same “change image” button on a long touch opens up the solution preview of the current puzzle until the finger is pressed down.</text:span></text:p>
        </text:list-item>
        <text:list-item>
          <text:p text:style-name="P2">I have intentionally avoided making two separate buttons for this to keep the UI nea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